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color="#c9211e"/>
    </style:style>
    <style:style style:name="P2" style:family="paragraph" style:parent-style-name="Heading_20_2">
      <style:text-properties fo:color="#c9211e" officeooo:paragraph-rsid="0017f00a"/>
    </style:style>
    <style:style style:name="P3" style:family="paragraph" style:parent-style-name="Heading_20_2">
      <style:text-properties officeooo:paragraph-rsid="0010996a"/>
    </style:style>
    <style:style style:name="P4" style:family="paragraph" style:parent-style-name="Standard">
      <style:text-properties fo:language="en" fo:country="GB" officeooo:rsid="00056979" officeooo:paragraph-rsid="00033bcc"/>
    </style:style>
    <style:style style:name="P5" style:family="paragraph" style:parent-style-name="Text_20_body">
      <style:text-properties officeooo:paragraph-rsid="00033bcc"/>
    </style:style>
    <style:style style:name="P6" style:family="paragraph" style:parent-style-name="Text_20_body">
      <style:text-properties officeooo:rsid="00033bcc" officeooo:paragraph-rsid="0010996a"/>
    </style:style>
    <style:style style:name="P7" style:family="paragraph" style:parent-style-name="Text_20_body">
      <style:text-properties officeooo:rsid="0004a97d" officeooo:paragraph-rsid="0010996a"/>
    </style:style>
    <style:style style:name="P8" style:family="paragraph" style:parent-style-name="Text_20_body">
      <style:text-properties officeooo:rsid="0004a97d" officeooo:paragraph-rsid="0017f00a"/>
    </style:style>
    <style:style style:name="P9" style:family="paragraph" style:parent-style-name="Text_20_body">
      <style:text-properties fo:language="en" fo:country="GB" officeooo:rsid="001a1799" officeooo:paragraph-rsid="001a1799"/>
    </style:style>
    <style:style style:name="P10" style:family="paragraph" style:parent-style-name="Text_20_body">
      <style:text-properties officeooo:rsid="000c1e6a" officeooo:paragraph-rsid="0017f00a"/>
    </style:style>
    <style:style style:name="P11" style:family="paragraph" style:parent-style-name="Text_20_body">
      <style:text-properties officeooo:paragraph-rsid="0010996a"/>
    </style:style>
    <style:style style:name="P12" style:family="paragraph" style:parent-style-name="Text_20_body">
      <style:text-properties officeooo:paragraph-rsid="0017f00a"/>
    </style:style>
    <style:style style:name="P13" style:family="paragraph" style:parent-style-name="Text_20_body">
      <style:text-properties officeooo:rsid="002162f1" officeooo:paragraph-rsid="002162f1"/>
    </style:style>
    <style:style style:name="P14" style:family="paragraph" style:parent-style-name="Text_20_body">
      <style:text-properties officeooo:paragraph-rsid="002162f1"/>
    </style:style>
    <style:style style:name="P15" style:family="paragraph" style:parent-style-name="Text_20_body">
      <style:text-properties officeooo:paragraph-rsid="002a0e5a"/>
    </style:style>
    <style:style style:name="P16" style:family="paragraph" style:parent-style-name="Text_20_body">
      <style:text-properties officeooo:rsid="002eb94d" officeooo:paragraph-rsid="002eb94d"/>
    </style:style>
    <style:style style:name="P17" style:family="paragraph" style:parent-style-name="Text_20_body">
      <style:text-properties officeooo:rsid="0030b46f" officeooo:paragraph-rsid="0030b46f"/>
    </style:style>
    <style:style style:name="P18" style:family="paragraph" style:parent-style-name="Text_20_body">
      <style:text-properties officeooo:rsid="00312ff1" officeooo:paragraph-rsid="00312ff1"/>
    </style:style>
    <style:style style:name="P19" style:family="paragraph" style:parent-style-name="Text_20_body">
      <style:text-properties officeooo:rsid="0033cbd4" officeooo:paragraph-rsid="0033cbd4"/>
    </style:style>
    <style:style style:name="T1" style:family="text">
      <style:text-properties officeooo:rsid="0028d491"/>
    </style:style>
    <style:style style:name="T2" style:family="text">
      <style:text-properties fo:font-weight="bold" officeooo:rsid="0028d491" style:font-weight-asian="bold" style:font-weight-complex="bold"/>
    </style:style>
    <style:style style:name="T3" style:family="text">
      <style:text-properties fo:font-weight="bold" officeooo:rsid="00365ef9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officeooo:rsid="003be4b6"/>
    </style:style>
    <style:style style:name="T6" style:family="text">
      <style:text-properties fo:language="en" fo:country="GB" officeooo:rsid="00033bcc"/>
    </style:style>
    <style:style style:name="T7" style:family="text">
      <style:text-properties fo:language="en" fo:country="GB" officeooo:rsid="0004a97d"/>
    </style:style>
    <style:style style:name="T8" style:family="text">
      <style:text-properties fo:language="en" fo:country="GB" fo:font-weight="bold" style:font-weight-asian="bold" style:font-weight-complex="bold"/>
    </style:style>
    <style:style style:name="T9" style:family="text">
      <style:text-properties fo:language="en" fo:country="GB" fo:font-weight="bold" officeooo:rsid="0026485a" style:font-weight-asian="bold" style:font-weight-complex="bold"/>
    </style:style>
    <style:style style:name="T10" style:family="text">
      <style:text-properties fo:language="en" fo:country="GB" fo:font-weight="bold" officeooo:rsid="0026710d" style:font-weight-asian="bold" style:font-weight-complex="bold"/>
    </style:style>
    <style:style style:name="T11" style:family="text">
      <style:text-properties fo:language="en" fo:country="GB" fo:font-weight="bold" officeooo:rsid="0038161d" style:font-weight-asian="bold" style:font-weight-complex="bold"/>
    </style:style>
    <style:style style:name="T12" style:family="text">
      <style:text-properties fo:language="en" fo:country="GB" fo:font-weight="bold" officeooo:rsid="00370dda" style:font-weight-asian="bold" style:font-weight-complex="bold"/>
    </style:style>
    <style:style style:name="T13" style:family="text">
      <style:text-properties fo:language="en" fo:country="GB" fo:font-weight="bold" officeooo:rsid="0028d491" style:font-weight-asian="bold" style:font-weight-complex="bold"/>
    </style:style>
    <style:style style:name="T14" style:family="text">
      <style:text-properties fo:language="en" fo:country="GB" fo:font-weight="bold" officeooo:rsid="0004a97d" style:font-weight-asian="bold" style:font-weight-complex="bold"/>
    </style:style>
    <style:style style:name="T15" style:family="text">
      <style:text-properties fo:language="en" fo:country="GB" fo:font-weight="bold" officeooo:rsid="00056979" style:font-weight-asian="bold" style:font-weight-complex="bold"/>
    </style:style>
    <style:style style:name="T16" style:family="text">
      <style:text-properties fo:language="en" fo:country="GB" fo:font-weight="bold" officeooo:rsid="000adfc4" style:font-weight-asian="bold" style:font-weight-complex="bold"/>
    </style:style>
    <style:style style:name="T17" style:family="text">
      <style:text-properties fo:language="en" fo:country="GB" fo:font-weight="bold" officeooo:rsid="00153212" style:font-weight-asian="bold" style:font-weight-complex="bold"/>
    </style:style>
    <style:style style:name="T18" style:family="text">
      <style:text-properties fo:language="en" fo:country="GB" fo:font-weight="bold" officeooo:rsid="002162f1" style:font-weight-asian="bold" style:font-weight-complex="bold"/>
    </style:style>
    <style:style style:name="T19" style:family="text">
      <style:text-properties fo:language="en" fo:country="GB" fo:font-weight="bold" officeooo:rsid="002640a5" style:font-weight-asian="bold" style:font-weight-complex="bold"/>
    </style:style>
    <style:style style:name="T20" style:family="text">
      <style:text-properties fo:language="en" fo:country="GB" fo:font-weight="bold" officeooo:rsid="00326183" style:font-weight-asian="bold" style:font-weight-complex="bold"/>
    </style:style>
    <style:style style:name="T21" style:family="text">
      <style:text-properties fo:language="en" fo:country="GB" officeooo:rsid="0026485a"/>
    </style:style>
    <style:style style:name="T22" style:family="text">
      <style:text-properties fo:language="en" fo:country="GB" officeooo:rsid="0026710d"/>
    </style:style>
    <style:style style:name="T23" style:family="text">
      <style:text-properties fo:language="en" fo:country="GB" officeooo:rsid="0038161d"/>
    </style:style>
    <style:style style:name="T24" style:family="text">
      <style:text-properties fo:language="en" fo:country="GB" officeooo:rsid="0028d491"/>
    </style:style>
    <style:style style:name="T25" style:family="text">
      <style:text-properties fo:language="en" fo:country="GB" fo:font-weight="normal" style:font-weight-asian="normal" style:font-weight-complex="normal"/>
    </style:style>
    <style:style style:name="T26" style:family="text">
      <style:text-properties fo:language="en" fo:country="GB" fo:font-weight="normal" officeooo:rsid="000adfc4" style:font-weight-asian="normal" style:font-weight-complex="normal"/>
    </style:style>
    <style:style style:name="T27" style:family="text">
      <style:text-properties fo:language="en" fo:country="GB" fo:font-weight="normal" officeooo:rsid="00153212" style:font-weight-asian="normal" style:font-weight-complex="normal"/>
    </style:style>
    <style:style style:name="T28" style:family="text">
      <style:text-properties fo:language="en" fo:country="GB" officeooo:rsid="00056979"/>
    </style:style>
    <style:style style:name="T29" style:family="text">
      <style:text-properties fo:language="en" fo:country="GB" officeooo:rsid="000abd9b"/>
    </style:style>
    <style:style style:name="T30" style:family="text">
      <style:text-properties fo:language="en" fo:country="GB" officeooo:rsid="000adfc4"/>
    </style:style>
    <style:style style:name="T31" style:family="text">
      <style:text-properties fo:language="en" fo:country="GB" officeooo:rsid="000c1e6a"/>
    </style:style>
    <style:style style:name="T32" style:family="text">
      <style:text-properties fo:language="en" fo:country="GB" officeooo:rsid="000c721d"/>
    </style:style>
    <style:style style:name="T33" style:family="text">
      <style:text-properties fo:language="en" fo:country="GB" officeooo:rsid="000c9e51"/>
    </style:style>
    <style:style style:name="T34" style:family="text">
      <style:text-properties fo:language="en" fo:country="GB" officeooo:rsid="00153212"/>
    </style:style>
    <style:style style:name="T35" style:family="text">
      <style:text-properties fo:language="en" fo:country="GB" officeooo:rsid="0017f00a"/>
    </style:style>
    <style:style style:name="T36" style:family="text">
      <style:text-properties fo:language="en" fo:country="GB" officeooo:rsid="001a1799"/>
    </style:style>
    <style:style style:name="T37" style:family="text">
      <style:text-properties fo:language="en" fo:country="GB" officeooo:rsid="001bb8fb"/>
    </style:style>
    <style:style style:name="T38" style:family="text">
      <style:text-properties fo:language="en" fo:country="GB" officeooo:rsid="002640a5"/>
    </style:style>
    <style:style style:name="T39" style:family="text">
      <style:text-properties fo:language="en" fo:country="GB" officeooo:rsid="0028318c"/>
    </style:style>
    <style:style style:name="T40" style:family="text">
      <style:text-properties fo:language="en" fo:country="GB" officeooo:rsid="002a0e5a"/>
    </style:style>
    <style:style style:name="T41" style:family="text">
      <style:text-properties fo:language="en" fo:country="GB" officeooo:rsid="002da573"/>
    </style:style>
    <style:style style:name="T42" style:family="text">
      <style:text-properties fo:language="en" fo:country="GB" officeooo:rsid="002eb94d"/>
    </style:style>
    <style:style style:name="T43" style:family="text">
      <style:text-properties fo:language="en" fo:country="GB" officeooo:rsid="00318c80"/>
    </style:style>
    <style:style style:name="T44" style:family="text">
      <style:text-properties fo:language="en" fo:country="GB" officeooo:rsid="00326183"/>
    </style:style>
    <style:style style:name="T45" style:family="text">
      <style:text-properties fo:language="en" fo:country="GB" officeooo:rsid="003572fe"/>
    </style:style>
    <style:style style:name="T46" style:family="text">
      <style:text-properties officeooo:rsid="00365ef9"/>
    </style:style>
    <style:style style:name="T47" style:family="text">
      <style:text-properties officeooo:rsid="002a9ad7"/>
    </style:style>
    <style:style style:name="T48" style:family="text">
      <style:text-properties fo:font-weight="normal" officeooo:rsid="002a9ad7" style:font-weight-asian="normal" style:font-weight-complex="normal"/>
    </style:style>
    <style:style style:name="T49" style:family="text">
      <style:text-properties fo:color="#c9211e"/>
    </style:style>
    <style:style style:name="T50" style:family="text">
      <style:text-properties fo:color="#c9211e" fo:language="en" fo:country="GB" officeooo:rsid="0010996a"/>
    </style:style>
    <style:style style:name="T51" style:family="text">
      <style:text-properties fo:color="#c9211e" fo:language="en" fo:country="GB" officeooo:rsid="00198ba6"/>
    </style:style>
    <style:style style:name="T52" style:family="text">
      <style:text-properties fo:color="#c9211e" style:font-name="Liberation Sans" fo:font-size="16.1000003814697pt" fo:language="en" fo:country="GB" fo:font-weight="bold" officeooo:rsid="0017f00a" style:font-name-asian="Microsoft YaHei" style:font-size-asian="16.1000003814697pt" style:font-weight-asian="bold" style:font-name-complex="Mangal" style:font-size-complex="16.1000003814697pt" style:font-weight-complex="bold"/>
    </style:style>
    <style:style style:name="T53" style:family="text">
      <style:text-properties style:font-name="Liberation Sans" fo:font-size="18.2000007629395pt" fo:language="en" fo:country="GB" fo:font-weight="bold" officeooo:rsid="001a1799" style:font-name-asian="Microsoft YaHei" style:font-size-asian="18.2000007629395pt" style:font-weight-asian="bold" style:font-name-complex="Mangal" style:font-size-complex="18.2000007629395pt" style:font-weight-complex="bold"/>
    </style:style>
    <style:style style:name="T54" style:family="text">
      <style:text-properties officeooo:rsid="003261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53">Map based strategy</text:span> and<text:span text:style-name="T4"> </text:span><text:span text:style-name="T36">balance</text:span></text:h>
      <text:p text:style-name="P4"/>
      <text:p text:style-name="P5"><text:span text:style-name="T34">Combat for</text:span><text:span text:style-name="T1"> </text:span><text:span text:style-name="T2">commanding</text:span><text:span text:style-name="T1"> of units feels </text:span><text:span text:style-name="T2">too straight forward </text:span><text:span text:style-name="T27">and</text:span><text:span text:style-name="T17"> simple</text:span><text:span text:style-name="T1">. </text:span><text:span text:style-name="T37">Basically you farm until you win.</text:span></text:p>
      <text:p text:style-name="P9">Trying new prototype, with larger map.</text:p>
      <text:p text:style-name="P5"><text:span text:style-name="T23"/></text:p>
      <text:h text:style-name="P3" text:outline-level="2"><text:span text:style-name="T52">1</text:span><text:span text:style-name="T50"> </text:span><text:span text:style-name="T49">Map </text:span><text:span text:style-name="T51">and commands</text:span></text:h>
      <text:p text:style-name="P11"><text:span text:style-name="T30">More</text:span><text:span text:style-name="T5"> </text:span><text:span text:style-name="T33">command </text:span><text:span text:style-name="T6">choices </text:span><text:span text:style-name="T33">for player</text:span><text:span text:style-name="T5">. </text:span><text:span text:style-name="T14">M</text:span><text:span text:style-name="T12">ini target </text:span><text:span text:style-name="T13">objectives</text:span><text:span text:style-name="T24">, to command units between them. </text:span></text:p>
      <text:p text:style-name="P7"><text:span text:style-name="T23">M</text:span><text:span text:style-name="T4">aps</text:span></text:p>
      <text:p text:style-name="P6"><text:span text:style-name="T4">- 3</text:span><text:span text:style-name="T5"> </text:span><text:span text:style-name="T4">levels with different map layouts.</text:span></text:p>
      <text:p text:style-name="P11"><text:span text:style-name="T23">- Larger map, </text:span><text:span text:style-name="T7">zoomed out camera</text:span><text:span text:style-name="T23">.</text:span></text:p>
      <text:p text:style-name="P11"><text:span text:style-name="T24"/></text:p>
      <text:p text:style-name="P11"><text:span text:style-name="T14">Rally</text:span><text:span text:style-name="T7"> points </text:span><text:span text:style-name="T38">(expansion)</text:span></text:p>
      <text:p text:style-name="P11"><text:span text:style-name="T7">They server as base from where units do their actions. You suggest units to go to them.</text:span></text:p>
      <text:p text:style-name="P11"><text:span text:style-name="T6">- Choke points </text:span><text:span text:style-name="T29">where</text:span><text:span text:style-name="T6"> you can send units to </text:span><text:span text:style-name="T7">defend</text:span><text:span text:style-name="T6">.</text:span></text:p>
      <text:p text:style-name="P11"><text:span text:style-name="T6">- </text:span><text:span text:style-name="T7">Mini bases that have to be attacked before the final base.</text:span></text:p>
      <text:p text:style-name="P13"><text:span text:style-name="T7"/></text:p>
      <text:p text:style-name="P14"><text:span text:style-name="T14">T</text:span><text:span text:style-name="T18">raps </text:span><text:span text:style-name="T19">(feature)</text:span></text:p>
      <text:p text:style-name="P13"><text:span text:style-name="T4">Provide setbacks for your units that forces player to think around the issues.</text:span></text:p>
      <text:p text:style-name="P13"><text:span text:style-name="T4">- Insta kill</text:span></text:p>
      <text:p text:style-name="P13"><text:span text:style-name="T4">- Slow(+ archers on other side)</text:span></text:p>
      <text:p text:style-name="P11"><text:span text:style-name="T7"/></text:p>
      <text:h text:style-name="P2" text:outline-level="2"><text:span text:style-name="T35">2 </text:span><text:span text:style-name="T7">B</text:span><text:span text:style-name="T4">alance</text:span></text:h>
      <text:p text:style-name="P8"><text:span text:style-name="T4">Better </text:span><text:span text:style-name="T8">balance </text:span><text:span text:style-name="T25">in </text:span><text:span text:style-name="T26">existing</text:span><text:span text:style-name="T25"> choices</text:span><text:span text:style-name="T8"> </text:span><text:span text:style-name="T26">and</text:span><text:span text:style-name="T16"> small improvements</text:span><text:span text:style-name="T4">. </text:span><text:span text:style-name="T32">Some things aren’t spiked enough.</text:span></text:p>
      <text:p text:style-name="P10"><text:span text:style-name="T4">Weapons fixes</text:span></text:p>
      <text:p text:style-name="P12"><text:span text:style-name="T28">- Fix balance of </text:span><text:span text:style-name="T3">Axe vs bow</text:span><text:span text:style-name="T46">.</text:span></text:p>
      <text:p text:style-name="P12">-<text:span text:style-name="T39"> Ranged enemy.</text:span></text:p>
      <text:p text:style-name="P12"><text:span text:style-name="T47">- </text:span><text:span text:style-name="T26">W</text:span><text:span text:style-name="T48">eapons </text:span><text:span text:style-name="T26">have</text:span><text:span text:style-name="T16"> range and attack speed</text:span><text:span text:style-name="T47">.</text:span><text:span text:style-name="T30"> </text:span><text:span text:style-name="T41">Automation.</text:span></text:p>
      <text:p text:style-name="P12"><text:soft-page-break/><text:span text:style-name="T31">Make</text:span><text:span text:style-name="T30"> user experience for exp use </text:span><text:span text:style-name="T31">and upgrading smoother</text:span><text:span text:style-name="T30">.</text:span></text:p>
      <text:p text:style-name="P15"><text:span text:style-name="T30">- </text:span><text:span text:style-name="T28">K</text:span><text:span text:style-name="T9">ill exp</text:span><text:span text:style-name="T21"> based </text:span><text:span text:style-name="T28">units instead of time exp</text:span><text:span text:style-name="T21">.</text:span></text:p>
      <text:p text:style-name="P15"><text:span text:style-name="T40">Forces you to consider your points more and get them rarely. Also reduce existing exp levels.</text:span></text:p>
      <text:p text:style-name="P12"><text:span text:style-name="T21">- </text:span><text:span text:style-name="T44">Exp is displayed in has/need format.</text:span></text:p>
      <text:p text:style-name="P12"><text:span text:style-name="T10">- </text:span><text:span text:style-name="T15">Barracks based levels</text:span><text:span text:style-name="T22">.</text:span></text:p>
      <text:p text:style-name="P12"><text:span text:style-name="T22">- </text:span><text:span text:style-name="T23">Might be a good idea to </text:span><text:span text:style-name="T11">automate </text:span><text:span text:style-name="T15">upgrades </text:span><text:span text:style-name="T11">to csv</text:span><text:span text:style-name="T23">.</text:span></text:p>
      <text:p text:style-name="P12"><text:span text:style-name="T23"/></text:p>
      <text:h text:style-name="P1" text:outline-level="2"><text:span text:style-name="T42">3 </text:span><text:span text:style-name="T23">B</text:span><text:span text:style-name="T4">ugs</text:span></text:h>
      <text:p text:style-name="P16"><text:span text:style-name="T4">- Spawning bug</text:span></text:p>
      <text:p text:style-name="P12"><text:span text:style-name="T23"/></text:p>
      <text:p text:style-name="P12"><text:span text:style-name="T23"/></text:p>
      <text:p text:style-name="P19"><text:span text:style-name="T23">Other notes:</text:span></text:p>
      <text:p text:style-name="P17"><text:span text:style-name="T4">This will completely change focus of the game from small and tactical, to larger and a bit strategic.</text:span></text:p>
      <text:p text:style-name="P17"><text:span text:style-name="T4">I might be having feature creep with this many systems. I do need to experiment with them </text:span><text:span text:style-name="T45">though</text:span><text:span text:style-name="T4">.</text:span></text:p>
      <text:p text:style-name="P17"><text:span text:style-name="T4">I’m not doing any marketing.</text:span></text:p>
      <text:p text:style-name="P17"><text:span text:style-name="T4">Or planning where to put the game up or when.</text:span></text:p>
      <text:p text:style-name="P18"><text:span text:style-name="T4">Or thinking what to do nex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6-08T16:49:32.311000000</dc:date>
    <meta:editing-duration>PT4H11M43S</meta:editing-duration>
    <meta:editing-cycles>30</meta:editing-cycles>
    <meta:document-statistic meta:table-count="0" meta:image-count="0" meta:object-count="0" meta:page-count="2" meta:paragraph-count="36" meta:word-count="280" meta:character-count="1551" meta:non-whitespace-character-count="1306"/>
  </office:meta>
</office:document-meta>
</file>